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3.0319in" style:rel-column-width="4366*"/>
    </style:style>
    <style:style style:name="Table1.B" style:family="table-column">
      <style:table-column-properties style:column-width="3.8938in" style:rel-column-width="560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4.9576in" style:rel-column-width="7139*"/>
    </style:style>
    <style:style style:name="Table2.B" style:family="table-column">
      <style:table-column-properties style:column-width="1.9674in" style:rel-column-width="283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>
      <style:paragraph-properties fo:text-align="center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4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style:text-position="super 58%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e6e6ff" draw:textarea-horizontal-align="justify" draw:textarea-vertical-align="middle" draw:auto-grow-height="fals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fill-color="#e6e6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24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ign Diagram</text:p>
      <text:p text:style-name="Standard"/>
      <text:p text:style-name="Standard">The tree generation program as of the 25<text:span text:style-name="T1">th</text:span> of August performs the following sequence of event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draw:custom-shape text:anchor-type="paragraph" draw:z-index="3" draw:style-name="gr1" draw:text-style-name="P1" svg:width="0.615in" svg:height="0.5579in" svg:x="1.2661in" svg:y="0.6917in"><text:p/><draw:enhanced-geometry svg:viewBox="0 0 21600 21600" draw:text-areas="?f0 0 ?f2 ?f5" draw:type="down-arrow" draw:modifiers="13889.552238806 4778.32957110609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text:tab/><draw:frame text:anchor-type="char" draw:z-index="1" draw:style-name="gr2" svg:width="1.948in" svg:height="0.3543in" svg:x="0.6201in" svg:y="0.1925in"><draw:text-box><text:p>Variable House Keeping</text:p></draw:text-box></draw:frame><draw:custom-shape text:anchor-type="as-char" svg:y="-0.1146in" draw:z-index="0" draw:style-name="gr3" draw:text-style-name="P1" svg:width="2.2398in" svg:height="0.624in"><text:p/><draw:enhanced-geometry svg:viewBox="0 0 21600 21600" draw:type="rectangle" draw:enhanced-path="M 0 0 L 21600 0 21600 21600 0 21600 0 0 Z N"/></draw:custom-shape></text:p>
            <text:p text:style-name="Standard"/>
            <text:p text:style-name="Standard"/>
            <text:p text:style-name="Standard"><draw:custom-shape text:anchor-type="paragraph" draw:z-index="2" draw:style-name="gr4" draw:text-style-name="P1" svg:width="2.2398in" svg:height="0.8961in" svg:x="0.4638in" svg:y="0.0965in"><text:p/><draw:enhanced-geometry svg:viewBox="0 0 21600 21600" draw:type="rectangle" draw:enhanced-path="M 0 0 L 21600 0 21600 21600 0 21600 0 0 Z N"/></draw:custom-shape></text:p>
            <text:p text:style-name="Standard"><draw:frame text:anchor-type="paragraph" draw:z-index="4" draw:style-name="gr5" svg:width="1.8858in" svg:height="0.4803in" svg:x="0.6409in" svg:y="0.0854in"><draw:text-box><text:p>Generate All World States through Binary Counting</text:p></draw:text-box></draw:frame></text:p>
            <text:p text:style-name="Standard"/>
            <text:p text:style-name="Standard"/>
            <text:p text:style-name="Standard"><draw:custom-shape text:anchor-type="paragraph" draw:z-index="7" draw:style-name="gr1" draw:text-style-name="P1" svg:width="0.615in" svg:height="0.5579in" svg:x="1.2764in" svg:y="0.0728in"><text:p/><draw:enhanced-geometry svg:viewBox="0 0 21600 21600" draw:text-areas="?f0 0 ?f2 ?f5" draw:type="down-arrow" draw:modifiers="13889.552238806 4778.32957110609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ext:p text:style-name="Standard"/>
            <text:p text:style-name="P2"><text:tab/><text:tab/></text:p>
            <text:p text:style-name="P2"><draw:rect text:anchor-type="paragraph" draw:z-index="5" draw:style-name="gr6" draw:text-style-name="P1" svg:width="2.2398in" svg:height="0.8232in" svg:x="0.4327in" svg:y="0.0244in"><text:p/></draw:rect><draw:frame text:anchor-type="paragraph" draw:z-index="9" draw:style-name="gr7" svg:width="2.0106in" svg:height="0.615in" svg:x="0.5472in" svg:y="0.0764in"><draw:text-box><text:p>Generate Actions and Action Sequences</text:p></draw:text-box></draw:frame><text:tab/><text:tab/></text:p>
            <text:p text:style-name="P2"/>
            <text:p text:style-name="P2"/>
            <text:p text:style-name="P2"/>
            <text:p text:style-name="P2"/>
            <text:p text:style-name="P2"><draw:custom-shape text:anchor-type="paragraph" draw:z-index="8" draw:style-name="gr1" draw:text-style-name="P1" svg:width="0.615in" svg:height="0.5579in" svg:x="1.2764in" svg:y="0.0382in"><text:p/><draw:enhanced-geometry svg:viewBox="0 0 21600 21600" draw:text-areas="?f0 0 ?f2 ?f5" draw:type="down-arrow" draw:modifiers="13889.552238806 4778.32957110609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ext:p text:style-name="P2"/>
            <text:p text:style-name="P2"/>
            <text:p text:style-name="P2"><draw:rect text:anchor-type="paragraph" draw:z-index="6" draw:style-name="gr6" draw:text-style-name="P1" svg:width="2.2398in" svg:height="0.4906in" svg:x="0.4429in" svg:y="0.1047in"><text:p/></draw:rect></text:p>
            <text:p text:style-name="P2"><draw:frame text:anchor-type="paragraph" draw:z-index="10" draw:style-name="gr8" svg:width="2.0315in" svg:height="0.5106in" svg:x="1.1307in" svg:y="0.0563in"><draw:text-box><text:p>Build Tree</text:p></draw:text-box></draw:frame></text:p>
            <text:p text:style-name="P2"/>
            <text:p text:style-name="P2"><draw:custom-shape text:anchor-type="paragraph" draw:z-index="13" draw:style-name="gr1" draw:text-style-name="P1" svg:width="0.615in" svg:height="0.5579in" svg:x="1.2764in" svg:y="0.1098in"><text:p/><draw:enhanced-geometry svg:viewBox="0 0 21600 21600" draw:text-areas="?f0 0 ?f2 ?f5" draw:type="down-arrow" draw:modifiers="13889.552238806 4778.32957110609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ext:p text:style-name="P2"/>
            <text:p text:style-name="P2"/>
            <text:p text:style-name="P2"/>
            <text:p text:style-name="P2"><draw:rect text:anchor-type="paragraph" draw:z-index="11" draw:style-name="gr6" draw:text-style-name="P1" svg:width="2.2398in" svg:height="0.4425in" svg:x="0.4846in" svg:y="0.0098in"><text:p/></draw:rect><draw:frame text:anchor-type="paragraph" draw:z-index="12" draw:style-name="gr8" svg:width="2.0315in" svg:height="0.5106in" svg:x="1.172in" svg:y="0.0827in"><draw:text-box><text:p>Prune Tree</text:p></draw:text-box></draw:frame></text:p>
            <text:p text:style-name="P2"/>
            <text:p text:style-name="P2"><draw:custom-shape text:anchor-type="paragraph" draw:z-index="15" draw:style-name="gr1" draw:text-style-name="P1" svg:width="0.615in" svg:height="0.5579in" svg:x="1.2764in" svg:y="0.1283in"><text:p/><draw:enhanced-geometry svg:viewBox="0 0 21600 21600" draw:text-areas="?f0 0 ?f2 ?f5" draw:type="down-arrow" draw:modifiers="13889.552238806 4778.32957110609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ext:p text:style-name="P2"/>
            <text:p text:style-name="P2"/>
            <text:p text:style-name="P2"/>
            <text:p text:style-name="P2"><draw:rect text:anchor-type="paragraph" draw:z-index="14" draw:style-name="gr6" draw:text-style-name="P1" svg:width="2.2398in" svg:height="0.4425in" svg:x="0.4846in" svg:y="0.0098in"><text:p/></draw:rect><draw:frame text:anchor-type="paragraph" draw:z-index="16" draw:style-name="gr9" svg:width="1.5213in" svg:height="0.2406in" svg:x="0.9016in" svg:y="0.1165in"><draw:text-box><text:p>Write Tree File</text:p></draw:text-box></draw:frame></text:p>
            <text:p text:style-name="P2"/>
            <text:p text:style-name="Table_20_Contents"/>
            <text:p text:style-name="Table_20_Contents"/>
          </table:table-cell>
          <table:table-cell table:style-name="Table1.B1" office:value-type="string">
            <text:p text:style-name="P3"/>
            <text:p text:style-name="P3">We check all the variables have been entered appropriately, etc</text:p>
            <text:p text:style-name="Standard"/>
            <text:p text:style-name="Standard"/>
            <text:p text:style-name="Standard"/>
            <text:p text:style-name="Standard">For the number of variables we have we generate each world state. We start from all false to all true, counting in binary.</text:p>
            <text:p text:style-name="Standard"/>
            <text:p text:style-name="Standard"/>
            <text:p text:style-name="Standard"/>
            <text:p text:style-name="Standard">Create actions and combine them <text:s/>into sequences <text:s/>used to get to from each world state to the goal state(s)</text:p>
            <text:p text:style-name="Standard"/>
            <text:p text:style-name="Standard"/>
            <text:p text:style-name="Standard"/>
            <text:p text:style-name="Standard"/>
            <text:p text:style-name="Standard">Use one of the several methods defined to generate a tree.</text:p>
            <text:p text:style-name="Standard"/>
            <text:p text:style-name="P2"/>
            <text:p text:style-name="P2"/>
            <text:p text:style-name="P2"/>
            <text:p text:style-name="P2">Removes any plans without a body that may have been generated, removes 1:1 relationships.</text:p>
            <text:p text:style-name="P2"/>
            <text:p text:style-name="P2"/>
            <text:p text:style-name="P2"/>
            <text:p text:style-name="P2"/>
            <text:p text:style-name="P2"/>
            <text:p text:style-name="P2">Write the generated tree to a file for use in experimentation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4"/>
      <text:p text:style-name="P2"/>
      <text:p text:style-name="P2"/>
      <text:p text:style-name="P2"/>
      <text:p text:style-name="P2">Action Generation and Sequence construction - Lazy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/>
            <text:p text:style-name="P5"/>
            <text:p text:style-name="P5"/>
            <text:p text:style-name="P5"><draw:custom-shape text:anchor-type="paragraph" draw:z-index="19" draw:style-name="gr1" draw:text-style-name="P1" svg:width="0.615in" svg:height="0.5579in" svg:x="1.2764in" svg:y="0.452in"><text:p/><draw:enhanced-geometry svg:viewBox="0 0 21600 21600" draw:text-areas="?f0 0 ?f2 ?f5" draw:type="down-arrow" draw:modifiers="13889.552238806 4778.32957110609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18" draw:style-name="gr6" draw:text-style-name="P1" svg:width="2.2398in" svg:height="0.4425in" svg:x="0.5161in" svg:y="0.989in"><text:p/></draw:rect><draw:rect text:anchor-type="paragraph" draw:z-index="17" draw:style-name="gr6" draw:text-style-name="P1" svg:width="2.2398in" svg:height="0.4425in" svg:x="0.4846in" svg:y="0.0098in"><text:p/></draw:rect><draw:frame text:anchor-type="paragraph" draw:z-index="22" draw:style-name="gr9" svg:width="1.8752in" svg:height="0.2406in" svg:x="0.922in" svg:y="0.1217in"><draw:text-box><text:p>For each world state</text:p></draw:text-box></draw:frame></text:p>
            <text:p text:style-name="P5"/>
            <text:p text:style-name="P5"/>
            <text:p text:style-name="P5"/>
            <text:p text:style-name="P5"/>
            <text:p text:style-name="P5"/>
            <text:p text:style-name="P5"><draw:frame text:anchor-type="paragraph" draw:z-index="23" draw:style-name="gr10" svg:width="2.0421in" svg:height="0.2504in" svg:x="0.9256in" svg:y="0.0984in"><draw:text-box><text:p>While state ! solved</text:p></draw:text-box></draw:frame></text:p>
            <text:p text:style-name="P5"/>
            <text:p text:style-name="P5"><draw:custom-shape text:anchor-type="paragraph" draw:z-index="20" draw:style-name="gr1" draw:text-style-name="P1" svg:width="0.615in" svg:height="0.5579in" svg:x="1.2717in" svg:y="0.1366in"><text:p/><draw:enhanced-geometry svg:viewBox="0 0 21600 21600" draw:text-areas="?f0 0 ?f2 ?f5" draw:type="down-arrow" draw:modifiers="13889.552238806 4778.32957110609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ext:p text:style-name="P5"/>
            <text:p text:style-name="P5"/>
            <text:p text:style-name="P5"/>
            <text:p text:style-name="P5"><draw:rect text:anchor-type="paragraph" draw:z-index="25" draw:style-name="gr6" draw:text-style-name="P1" svg:width="2.2398in" svg:height="0.4425in" svg:x="1.422in" svg:y="0.0472in"><text:p/></draw:rect></text:p>
            <text:p text:style-name="P5"><draw:frame text:anchor-type="paragraph" draw:z-index="24" draw:style-name="gr11" svg:width="1.9378in" svg:height="0.2406in" svg:x="1.6339in" svg:y="0.0075in"><draw:text-box><text:p>For each variable</text:p></draw:text-box></draw:frame><draw:frame text:anchor-type="paragraph" draw:z-index="26" draw:style-name="gr12" svg:width="1.9067in" svg:height="0.2406in" svg:x="1.5819in" svg:y="0.0075in"><draw:text-box><text:p>For each variable</text:p></draw:text-box></draw:frame></text:p>
            <text:p text:style-name="P5"/>
            <text:p text:style-name="P5"><draw:custom-shape text:anchor-type="paragraph" draw:z-index="21" draw:style-name="gr1" draw:text-style-name="P1" svg:width="0.615in" svg:height="0.5579in" svg:x="1.2925in" svg:y="0.0091in"><text:p/><draw:enhanced-geometry svg:viewBox="0 0 21600 21600" draw:text-areas="?f0 0 ?f2 ?f5" draw:type="down-arrow" draw:modifiers="13889.552238806 4778.32957110609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    <text:p text:style-name="P5"/>
            <text:p text:style-name="P5"/>
            <text:p text:style-name="P5"><draw:rect text:anchor-type="paragraph" draw:z-index="27" draw:style-name="gr6" draw:text-style-name="P1" svg:width="2.2398in" svg:height="0.4425in" svg:x="1.6201in" svg:y="0.0791in"><text:p/></draw:rect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draw:rect text:anchor-type="paragraph" draw:z-index="28" draw:style-name="gr6" draw:text-style-name="P1" svg:width="2.2398in" svg:height="0.4425in" svg:x="1.6201in" svg:y="0.0791in"><text:p/></draw:rect></text:p>
            <text:p text:style-name="P5"/>
            <text:p text:style-name="P5"/>
            <text:p text:style-name="P5"/>
            <text:p text:style-name="P5"/>
            <text:p text:style-name="P5"><draw:rect text:anchor-type="paragraph" draw:z-index="29" draw:style-name="gr6" draw:text-style-name="P1" svg:width="2.2398in" svg:height="0.4425in" svg:x="1.6201in" svg:y="0.0791in"><text:p/></draw:rect></text:p>
            <text:p text:style-name="P5"/>
            <text:p text:style-name="P5"/>
            <text:p text:style-name="P5"/>
          </table:table-cell>
          <table:table-cell table:style-name="Table2.B1" office:value-type="string">
            <text:p text:style-name="P5"/>
            <text:p text:style-name="P5"/>
            <text:p text:style-name="P5"/>
            <text:p text:style-name="P5"/>
            <text:p text:style-name="P5">For each world state</text:p>
            <text:p text:style-name="P5"/>
            <text:p text:style-name="P5">while !solved</text:p>
            <text:p text:style-name="P5"/>
            <text:p text:style-name="P5">for each variable that is not solved</text:p>
            <text:p text:style-name="P5"/>
            <text:p text:style-name="P5">check if we have an action we can use</text:p>
            <text:p text:style-name="P5"/>
            <text:p text:style-name="P5">if no action generate new</text:p>
            <text:p text:style-name="P5"/>
            <text:p text:style-name="P5">use action</text:p>
            <text:p text:style-name="P5"/>
            <text:p text:style-name="P5">Store Sequence</text:p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Action Generation and Sequence construction – Smart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5">For each world state</text:p>
            <text:p text:style-name="P5"/>
            <text:p text:style-name="P5">while !solved</text:p>
            <text:p text:style-name="P5"/>
            <text:p text:style-name="P5">for each variable that is not solved</text:p>
            <text:p text:style-name="P5"/>
            <text:p text:style-name="P5">check if we have an action we can use</text:p>
            <text:p text:style-name="P5"/>
            <text:p text:style-name="P5">if none check next variable</text:p>
            <text:p text:style-name="P5"/>
            <text:p text:style-name="P5">if no action used generate new</text:p>
            <text:p text:style-name="P5"/>
            <text:p text:style-name="P5">Use action</text:p>
            <text:p text:style-name="P5"/>
            <text:p text:style-name="P5">Store Sequence</text:p>
            <text:p text:style-name="P5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</table:table>
      <text:p text:style-name="P2"/>
      <text:p text:style-name="P2"/>
      <text:p text:style-name="P2">Flat-OR Tree Genera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oot</meta:initial-creator>
    <meta:creation-date>2008-08-18T10:14:59</meta:creation-date>
    <dc:creator>root</dc:creator>
    <dc:date>2008-08-25T14:56:07</dc:date>
    <dc:language>en-US</dc:language>
    <meta:editing-cycles>5</meta:editing-cycles>
    <meta:editing-duration>PT18H20M46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3" meta:paragraph-count="30" meta:word-count="191" meta:character-count="1083"/>
  </office:meta>
</office:document-meta>
</file>